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Definition.getTestDefinitions( WebappDefinition web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Definition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getTestDefinitions( String web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Definition.getWebap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addTestDefinitions( WebappDefinition webapp , TestDefinitions t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finition.getWebap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ServerDefinition( String name , String host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Definition.getTes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getWebapp( String web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addWebapp( WebappDefinition web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finition.getTestDefinition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